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ans-serif"/>
    <style:font-face style:name="DejaVu Sans" svg:font-family="'DejaVu Sans'" style:font-family-generic="system" style:font-pitch="variable"/>
    <style:font-face style:name="DejaVu Sans1" svg:font-family="'DejaVu 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TC" svg:font-family="'Noto Sans CJK TC'" style:font-family-generic="system" style:font-pitch="variable"/>
  </office:font-face-decls>
  <office:automatic-styles>
    <style:style style:name="P1" style:family="paragraph" style:parent-style-name="Standard">
      <style:text-properties fo:color="#000000" loext:opacity="100%" style:font-name="Liberation Serif" fo:font-size="12pt" style:font-size-asian="12pt" style:font-size-complex="12pt"/>
    </style:style>
    <style:style style:name="P2" style:family="paragraph" style:parent-style-name="Text_20_body">
      <style:text-properties fo:color="#000000" loext:opacity="100%" style:font-name="Liberation Serif" fo:font-size="12pt" fo:language="en" fo:country="US" style:font-size-asian="12pt" style:font-size-complex="12pt"/>
    </style:style>
    <style:style style:name="P3" style:family="paragraph" style:parent-style-name="Text_20_body">
      <style:text-properties fo:color="#000000" loext:opacity="100%" style:font-name="Liberation Serif" fo:font-size="12pt" style:font-size-asian="12pt" style:font-size-complex="12pt"/>
    </style:style>
    <style:style style:name="P4" style:family="paragraph" style:parent-style-name="Text_20_body">
      <style:text-properties fo:color="#000000" loext:opacity="100%" style:font-name="Liberation Serif" fo:font-size="16pt" fo:language="en" fo:country="US" fo:font-weight="bold" style:font-size-asian="16pt" style:font-weight-asian="bold" style:font-size-complex="16pt" style:font-weight-complex="bold"/>
    </style:style>
    <style:style style:name="T1" style:family="text">
      <style:text-properties officeooo:rsid="000e7b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HUMBOLDT FORUM - </text:span>General information about the sculptures in the Schlüter Courtyard</text:p>
      <text:p text:style-name="P3"> </text:p>
      <text:p text:style-name="P3">Bestimmend im Schlüterhof sind die drei Säulenportale mit den 16 Kolossalfiguren. Das zentrale, monumentale Hofportal zeigt sechs über drei Meter hohe Götter und Helden. Sie sind als ein Kanon idealer Herrschertugenden lesbar, von links: Apoll, Jupiter, Antinous, Meleager, Herkules, Merkur, Jupiter, als oberster römischer Gott, Herkules, der größte aller Helden, und Apoll, Gott der schönen Künste, waren bei Europas Herrschern des 17./18. Jahrhunderts weitverbreitete Identifikationsfiguren. Meleager, der nach dem antiken Mythos sein Volk vor dem Kalydonischen Eber rettete, stand für Heldentum und Schutz der Untertanen, und der Götterbote Merkur verkörperte Handel und Wirtschaft. Antinous, vergöttlichter Geliebter des römischen Kaisers Hadrian, galt als Idealbild männlicher Schönheit. Die sechs männlichen Kolossalfiguren werden seitlich flankiert von zwei weiblichen Figuren – die Friedensgöttin Pax mit dem Ölzweig und Borussia, die Allegorie auf Preußen mit königlichem Zepter und Königkrone.</text:p>
      <text:p text:style-name="P3"> </text:p>
      <text:p text:style-name="P3"> </text:p>
      <text:p text:style-name="P2">Information about the sculptures in detail</text:p>
      <text:p text:style-name="P3"> </text:p>
      <text:p text:style-name="P3">An Portal 6 stehen auf den Kolossalsäulen insgesamt acht monumentale Skulpturen von ca. 3 m Höhe. Aufgrund der exponierten, dem Wetter ausgesetzten Lage waren sie seit dem 18. Jahrhundert immer wieder von schweren Schäden und Verlusten betroffen. Insofern war der bis 1950 vor Ort erhaltene Bestand nicht mehr einheitlich aus dem 18. Jahrhundert, sondern war von starken Restaurierungen, Ergänzungen, Kopien und sogar völligen Neuschöpfungen geprägt.</text:p>
      <text:p text:style-name="P3"> </text:p>
      <text:p text:style-name="P3">An der Schmalseite im Norden:</text:p>
      <text:p text:style-name="P3"> </text:p>
      <text:p text:style-name="P3">Borussia, die Personifikation des Königreiches Preußens ist eine weibliche Figur, die in ein faltenreiches Gewand gehüllt ist. Sie entstand 1706 in der Werkstatt Andreas Schlüters. Sie trägt in ihrer rechten Hand das preußische Königszepter und im linken Arm sorgsam die Königskrone. Zusätzlich trägt sie ein Brustschild, auf dem das preußische Wappen mit Adler und Monogramm FR zu erkennen ist. Die Skulptur folgt in der Komposition einem Vorbild von Gian Lorenzo Bernini, der Skulptur der Mathilde von Tuszien (1633) im Petersdom. Sie trägt dort die Papstkrone.</text:p>
      <text:p text:style-name="P3">An der Front (von Nord nach Süd):</text:p>
      <text:p text:style-name="P3"> </text:p>
      <text:p text:style-name="P3">Apoll, Gott der Musik und der Künste, ist an seiner Leier und dem Lorbeerkranz zu erkennen. Obwohl die Quellenlage nicht eindeutig ist, spricht die Ausführung der Skulptur dafür, dass es sich um eine <text:soft-page-break/>Kopie des späten 19. Jahrhunderts handelt, die sich aber eng an das Vorbild des 18. Jahrhunderts der Schlüterwerkstatt anlehnt.</text:p>
      <text:p text:style-name="P3">Jupiter, der Göttervater, ist als bärtiger Mann dargestellt. Da ihm typische Attribut, Blitzbündel und Adler, fehlen, ist er nicht ganz eindeutig zu bestimmen. Die Figur entstand 1706 in der Schlüterwerkstatt. </text:p>
      <text:p text:style-name="P3">Antinous, der jugendliche Geliebte Kaiser Hadrians, folgt einem Beispiel aus der Antike, dem Antinous von Belvedere. Die Skulptur wurde seit dem 16. Jahrhundert in der Antikensammlung des Vatikan gezeigt und war eine der berühmtesten antiken Skulpturen. Auch Schlüter hat sie dort gesehen, es gab aber auch einen Gipsabguss in der Sammlung der Berliner Akademie der Künste. Die antike Skulptur eines schönen, nackten Jünglings stellte ursprünglich Merkur dar, wurde aber seit der Wiederentdeckung in der Renaissance für eine Darstellung des Antinous gehalten. Als solche entstand die Skulptur dann um 1706 auch in der Schlüterwerkstatt. Die heute erhaltene Skulptur ist eine offenbar sehr getreue Kopie aus der Zeit vor 1875.</text:p>
      <text:p text:style-name="P3">Meleager, ein tragischer Held der griechischen Mythologie, ist am Kopf des von ihm erlegten Ebers zu erkennen, der zuvor das Land seines Volkes verwüstet hatte.  Die Skulptur entstand 1706 in der Werkstatt von Andreas Schlüter.</text:p>
      <text:p text:style-name="P3">Herkules, Halbgott und berühmtester Held der Antike, ist an seinem muskulösen Körperbau, der Keule und dem Fell des von ihm erlegten nemeischen Löwen zu erkennen. Die Skulptur entstand 1706 in der Werkstatt von Andreas Schlüter.</text:p>
      <text:p text:style-name="P3">Merkur, der Götterbote und Gott des Handels, fällt durch seine extrem dynamische, gedrehte Pose aus dem Rahmen der anderen Skulpturen. Er ist quasi im Abflug dargestellt. Außerdem ist an seinem Flügelhelm und dem von zwei Schlangen umwundenen Merkurstab (oder Caduceus) zu erkennen. Vorbild war hier eindeutig die berühmte Darstellung Merkurs von Giambologna in Florenz von 1580. Die Staue wurde 1706 von der Werkstatt Schlüters ausgeführt.</text:p>
      <text:p text:style-name="P3">An der Schmalseite Süd:</text:p>
      <text:p text:style-name="P3"> </text:p>
      <text:p text:style-name="P3">Pax, die Personifikation des Friedens ist eine weibliche Figur mit voluminös fallendem, langem Gewand.  Sie entstand 1706 in der Werkstatt Schlüters. Als Zeichen des Friedens hält sie einen (metallenen) Olivenzweig in der erhobenen rechten Hand; sie steht in einer bewegten Haltung mit stark angewinkeltem rechtem Bein. Zu ihren Füßen ist der Helm eines Kriegers abgestellt und verweist auf das Ende des Krieges. Die barocke Skulptur wurde schon nach 1859 durch eine völlige Neuschöpfung in spätklassizistischer Form ersetzt. Diese wesentlich weniger bewegte und statuarische Pax stand bis 1950 in dieser Stelle..</text:p>
      <text:p text:style-name="P3"> </text:p>
      <text:p text:style-name="P3"> </text:p>
      <text:p text:style-name="P3">An Innenportal 1 stehen auf den Kolossalsäulen vier monumentale, weibliche Skulpturen von 3 m Höhe. Sie bilden eine Gruppe mit den vier weiteren Skulpturen auf Innenportal 5 gegenüber.</text:p>
      <text:p text:style-name="P3"><text:soft-page-break/> </text:p>
      <text:p text:style-name="P3">Ihre ursprüngliche Bedeutung im 18. Jahrhundert lässt sich nicht mehr zweifelsfrei bestimmen. Die große Einheitlichkeit in Gewandung und Ausdruck lässt aber vermuten, dass es sich nicht um einzelne Göttinnen handelt, sondern um eine Gruppe. Vieles spricht nach den Untersuchungen Hinterkeusers dafür, sie als Musen zu interpretieren - erklärende Attribute scheinen sie aber im 18. Jahrhundert nicht in Händen gehalten zu haben. Diese Deutung fügt sich aber sowohl durch ihre Form als auch in Bezug auf Apoll und Herkules an Portal 6 stimmig ein.</text:p>
      <text:p text:style-name="P3"> </text:p>
      <text:p text:style-name="P3">Erst bei einer umfassenden Restaurierung aller weiblichen Gewandfiguren 1875 kam es zu einer Umdeutung der Gruppe. Die Figuren wurden durch Attribute in den Händen ergänzt (z.B. die Eintracht mit dem Pfeilbündel oder der Fleiß mit dem Spinnrocken) , die sie als einen Zyklus von Tugenden auszeichneten. In dieser Form bleiben sie bis 1950 bestehe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ans-serif"/>
    <style:font-face style:name="DejaVu Sans" svg:font-family="'DejaVu Sans'" style:font-family-generic="system" style:font-pitch="variable"/>
    <style:font-face style:name="DejaVu Sans1" svg:font-family="'DejaVu 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TC" svg:font-family="'Noto Sans CJK T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TC"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TC"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TC" style:font-family-asian="'Noto Sans CJK T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8T11:06:13.147641825</meta:creation-date>
    <dc:date>2021-11-18T11:07:14.340261822</dc:date>
    <meta:editing-duration>PT1M2S</meta:editing-duration>
    <meta:editing-cycles>1</meta:editing-cycles>
    <meta:document-statistic meta:table-count="0" meta:image-count="0" meta:object-count="0" meta:page-count="3" meta:paragraph-count="30" meta:word-count="897" meta:character-count="6086" meta:non-whitespace-character-count="5191"/>
    <meta:generator>LibreOffice/7.2.2.2$Linux_X86_64 LibreOffice_project/20$Build-2</meta:generator>
  </office:meta>
</office:document-meta>
</file>